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paragraph-properties fo:text-align="center" style:justify-single-word="false"/>
      <style:text-properties fo:font-size="28pt" officeooo:paragraph-rsid="0013fb59" style:font-size-asian="28pt" style:font-size-complex="28pt"/>
    </style:style>
    <style:style style:name="P7"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8"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9" style:family="paragraph" style:parent-style-name="Standard">
      <style:text-properties officeooo:paragraph-rsid="0020c39c"/>
    </style:style>
    <style:style style:name="P10"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11"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13" style:family="paragraph" style:parent-style-name="Standard">
      <style:text-properties fo:font-size="22pt" fo:font-style="normal" fo:font-weight="bold" officeooo:rsid="0024959d" officeooo:paragraph-rsid="0024959d" style:font-size-asian="19.25pt" style:font-style-asian="normal" style:font-weight-asian="bold" style:font-size-complex="22pt" style:font-style-complex="normal" style:font-weight-complex="bold"/>
    </style:style>
    <style:style style:name="P14" style:family="paragraph" style:parent-style-name="Standard">
      <style:text-properties fo:font-size="22pt" officeooo:paragraph-rsid="0013fb59" style:font-size-asian="22pt" style:font-size-complex="22pt"/>
    </style:style>
    <style:style style:name="P15"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6" style:family="paragraph" style:parent-style-name="Standard">
      <style:text-properties fo:font-size="22pt" officeooo:paragraph-rsid="0013fb59" fo:background-color="transparent" style:font-size-asian="22pt" style:font-size-complex="22pt"/>
    </style:style>
    <style:style style:name="P17"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18" style:family="paragraph" style:parent-style-name="Standard">
      <style:text-properties fo:font-size="20pt" fo:font-style="italic" fo:font-weight="bold" officeooo:rsid="002df853" officeooo:paragraph-rsid="002df853" style:font-size-asian="20pt" style:font-style-asian="italic" style:font-weight-asian="bold" style:font-size-complex="20pt" style:font-style-complex="italic" style:font-weight-complex="bold"/>
    </style:style>
    <style:style style:name="P19"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20" style:family="paragraph" style:parent-style-name="Standard">
      <style:text-properties fo:font-size="20pt" fo:font-style="normal" fo:font-weight="normal" officeooo:rsid="002df853" officeooo:paragraph-rsid="002df853" style:font-size-asian="20pt" style:font-style-asian="normal" style:font-weight-asian="normal" style:font-size-complex="20pt" style:font-style-complex="normal" style:font-weight-complex="normal"/>
    </style:style>
    <style:style style:name="P21"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31"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32"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33" style:family="paragraph" style:parent-style-name="Standard">
      <style:text-properties fo:font-size="14pt" officeooo:rsid="0015a11b" officeooo:paragraph-rsid="0015a11b" style:font-size-asian="12.25pt" style:font-size-complex="14pt"/>
    </style:style>
    <style:style style:name="P34" style:family="paragraph" style:parent-style-name="Standard">
      <style:text-properties fo:font-size="18pt" officeooo:paragraph-rsid="0013fb59" style:font-size-asian="18pt" style:font-size-complex="18pt"/>
    </style:style>
    <style:style style:name="P35" style:family="paragraph" style:parent-style-name="Standard">
      <style:text-properties officeooo:paragraph-rsid="0020c39c"/>
    </style:style>
    <style:style style:name="P36"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37" style:family="paragraph" style:parent-style-name="Standard">
      <style:text-properties officeooo:paragraph-rsid="001e0136"/>
    </style:style>
    <style:style style:name="P38" style:family="paragraph" style:parent-style-name="Standard">
      <style:text-properties officeooo:paragraph-rsid="00206d77"/>
    </style:style>
    <style:style style:name="P39" style:family="paragraph" style:parent-style-name="Standard">
      <style:text-properties fo:font-size="16pt" fo:font-style="italic" fo:font-weight="bold" officeooo:rsid="001c0b0e" officeooo:paragraph-rsid="001c0b0e" style:font-size-asian="16pt" style:font-style-asian="italic" style:font-weight-asian="bold" style:font-size-complex="16pt" style:font-style-complex="italic" style:font-weight-complex="bold"/>
    </style:style>
    <style:style style:name="P40" style:family="paragraph" style:parent-style-name="Standard">
      <style:text-properties fo:font-size="16pt" fo:font-style="italic" fo:font-weight="bold" officeooo:rsid="002df853" officeooo:paragraph-rsid="002df853" style:font-size-asian="16pt" style:font-style-asian="italic" style:font-weight-asian="bold" style:font-size-complex="16pt" style:font-style-complex="italic" style:font-weight-complex="bold"/>
    </style:style>
    <style:style style:name="P41"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42"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43"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P44" style:family="paragraph" style:parent-style-name="Standard">
      <style:paragraph-properties fo:break-before="page"/>
    </style:style>
    <style:style style:name="P45" style:family="paragraph" style:parent-style-name="Standard" style:master-page-name="">
      <style:paragraph-properties style:page-number="auto" fo:break-before="auto" fo:break-after="auto"/>
      <style:text-properties fo:font-size="22pt" officeooo:paragraph-rsid="0013fb59" style:font-size-asian="22pt" style:font-size-complex="22pt"/>
    </style:style>
    <style:style style:name="P46" style:family="paragraph" style:parent-style-name="Contents_20_1">
      <style:paragraph-properties>
        <style:tab-stops>
          <style:tab-stop style:position="17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47"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text-properties fo:font-size="16pt" fo:font-weight="bold" officeooo:paragraph-rsid="00333b13" style:font-size-asian="16pt" style:font-weight-asian="bold" style:font-size-complex="16pt" style:font-weight-complex="bold"/>
    </style:style>
    <style:style style:name="P48" style:family="paragraph" style:parent-style-name="Contents_20_Heading">
      <style:text-properties fo:font-size="22pt" officeooo:rsid="0031a426" officeooo:paragraph-rsid="0031a426" style:font-size-asian="22pt" style:font-size-complex="22pt"/>
    </style:style>
    <style:style style:name="P49" style:family="paragraph" style:parent-style-name="Contents_20_5">
      <style:paragraph-properties>
        <style:tab-stops>
          <style:tab-stop style:position="15.004cm" style:type="right" style:leader-style="dotted" style:leader-text="."/>
        </style:tab-stops>
      </style:paragraph-properties>
      <style:text-properties fo:font-size="14pt" style:font-size-asian="14pt" style:font-size-complex="14pt"/>
    </style:style>
    <style:style style:name="P50" style:family="paragraph" style:parent-style-name="Contents_20_5">
      <style:paragraph-properties>
        <style:tab-stops>
          <style:tab-stop style:position="15.004cm" style:type="right" style:leader-style="dotted" style:leader-text="."/>
        </style:tab-stops>
      </style:paragraph-properties>
      <style:text-properties fo:font-size="14pt" fo:font-weight="normal" style:font-size-asian="14pt" style:font-weight-asian="normal" style:font-size-complex="14pt" style:font-weight-complex="normal"/>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1e0136" style:font-size-asian="14pt" style:font-style-asian="normal" style:font-size-complex="14pt" style:font-style-complex="normal"/>
    </style:style>
    <style:style style:name="T4" style:family="text">
      <style:text-properties fo:font-size="14pt" fo:font-style="normal" officeooo:rsid="001e0734"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2cbc6" style:font-size-asian="14pt" style:font-size-complex="14pt"/>
    </style:style>
    <style:style style:name="T13" style:family="text">
      <style:text-properties fo:font-size="14pt" officeooo:rsid="002f9576" style:font-size-asian="14pt" style:font-size-complex="14pt"/>
    </style:style>
    <style:style style:name="T14" style:family="text">
      <style:text-properties fo:font-size="14pt" officeooo:rsid="00333b13" style:font-size-asian="14pt" style:font-size-complex="14pt"/>
    </style:style>
    <style:style style:name="T15" style:family="text">
      <style:text-properties officeooo:rsid="0015a11b"/>
    </style:style>
    <style:style style:name="T16" style:family="text">
      <style:text-properties fo:font-size="12pt" officeooo:rsid="0015a11b" style:font-size-asian="12pt" style:font-size-complex="12pt"/>
    </style:style>
    <style:style style:name="T17" style:family="text">
      <style:text-properties officeooo:rsid="0015a11b" style:font-size-asian="14pt"/>
    </style:style>
    <style:style style:name="T18" style:family="text">
      <style:text-properties officeooo:rsid="001670dc" style:font-size-asian="14pt"/>
    </style:style>
    <style:style style:name="T19" style:family="text">
      <style:text-properties officeooo:rsid="00168cf7" style:font-size-asian="14pt"/>
    </style:style>
    <style:style style:name="T20" style:family="text">
      <style:text-properties officeooo:rsid="00184794" style:font-size-asian="14pt"/>
    </style:style>
    <style:style style:name="T21" style:family="text">
      <style:text-properties officeooo:rsid="001fc6c3" style:font-size-asian="14pt"/>
    </style:style>
    <style:style style:name="T22" style:family="text">
      <style:text-properties officeooo:rsid="00171a92"/>
    </style:style>
    <style:style style:name="T23" style:family="text">
      <style:text-properties officeooo:rsid="00184794"/>
    </style:style>
    <style:style style:name="T24" style:family="text">
      <style:text-properties officeooo:rsid="001a6c29"/>
    </style:style>
    <style:style style:name="T25" style:family="text">
      <style:text-properties officeooo:rsid="001c0b0e"/>
    </style:style>
    <style:style style:name="T26" style:family="text">
      <style:text-properties officeooo:rsid="002b2569"/>
    </style:style>
    <style:style style:name="T27" style:family="text">
      <style:text-properties officeooo:rsid="002bdd58"/>
    </style:style>
    <style:style style:name="T28" style:family="text">
      <style:text-properties officeooo:rsid="002c0f9b"/>
    </style:style>
    <style:style style:name="T29" style:family="text">
      <style:text-properties officeooo:rsid="002cfd0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officeooo:rsid="0013fb59" style:font-weight-asian="bold" style:font-weight-complex="bold"/>
    </style:style>
    <style:style style:name="T32" style:family="text">
      <style:text-properties style:text-underline-style="solid" style:text-underline-width="auto" style:text-underline-color="font-color" fo:font-weight="bold" officeooo:rsid="00333b13" style:font-weight-asian="bold" style:font-weight-complex="bold"/>
    </style:style>
    <style:style style:name="T33" style:family="text">
      <style:text-properties style:text-underline-style="solid" style:text-underline-width="auto" style:text-underline-color="font-color" officeooo:rsid="00333b13"/>
    </style:style>
    <style:style style:name="T34" style:family="text">
      <style:text-properties officeooo:rsid="002fe4a7"/>
    </style:style>
    <style:style style:name="T35" style:family="text">
      <style:text-properties officeooo:rsid="0031a426"/>
    </style:style>
    <style:style style:name="T36" style:family="text">
      <style:text-properties officeooo:rsid="00333b13"/>
    </style:style>
    <style:style style:name="T37" style:family="text">
      <style:text-properties officeooo:rsid="0022cb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ject LifProjet :</text:p>
      <text:p text:style-name="P6">AMFR5. Algorithme évolutionniste, simulation physique </text:p>
      <text:p text:style-name="P3"/>
      <text:p text:style-name="P3"/>
      <text:p text:style-name="P3"/>
      <text:p text:style-name="P3"/>
      <text:p text:style-name="P7">IA Apprentissage de conduite</text:p>
      <text:p text:style-name="P8"/>
      <text:p text:style-name="P8"/>
      <text:p text:style-name="P5"/>
      <text:p text:style-name="P4"/>
      <text:p text:style-name="P4"/>
      <text:list xml:id="list259513844" text:style-name="L1">
        <text:list-header>
          <text:p text:style-name="P42"/>
          <text:p text:style-name="P43">Rapport de projet</text:p>
        </text:list-header>
      </text:list>
      <text:p text:style-name="P4"/>
      <text:p text:style-name="P4"/>
      <text:p text:style-name="P4"/>
      <text:p text:style-name="P4"/>
      <text:p text:style-name="P4"/>
      <text:p text:style-name="P4"/>
      <text:p text:style-name="P4"/>
      <text:p text:style-name="P4"/>
      <text:p text:style-name="P45"><text:soft-page-break/><text:alphabetical-index-mark-end text:id="IMark94391681085720"/><text:toc-mark-end text:id="IMark94391691850600"/><text:toc-mark-end text:id="IMark94391693325784"/><text:toc-mark-end text:id="IMark94391688898888"/><text:toc-mark-end text:id="IMark94391693073256"/><text:alphabetical-index-mark-end text:id="IMark94391684314648"/><text:toc-mark-end text:id="IMark94391692489544"/><text:toc-mark-end text:id="IMark94391691715928"/><text:alphabetical-index-mark-end text:id="IMark94391692125016"/><text:toc-mark-end text:id="IMark94391693926216"/><text:toc-mark-start text:id="IMark94391693926216" text:outline-level="1"/><text:alphabetical-index-mark-start text:id="IMark94391692125016"/><text:toc-mark-start text:id="IMark94391691715928" text:outline-level="5"/><text:toc-mark-start text:id="IMark94391692489544" text:outline-level="5"/><text:alphabetical-index-mark-start text:id="IMark94391684314648"/><text:toc-mark-start text:id="IMark94391693073256" text:outline-level="5"/><text:toc-mark-start text:id="IMark94391688898888" text:outline-level="1"/><text:toc-mark-start text:id="IMark94391693325784" text:outline-level="5"/><text:toc-mark-start text:id="IMark94391691850600" text:outline-level="5"/><text:alphabetical-index-mark-start text:id="IMark94391681085720"/><text:span text:style-name="T31"/></text:p>
      <text:p text:style-name="P14"><text:alphabetical-index-mark-end text:id="IMark94391692415304"/><text:alphabetical-index-mark-end text:id="IMark94391683682232"/><text:toc-mark-end text:id="IMark94391681035864"/><text:toc-mark-end text:id="IMark94391694230696"/><text:toc-mark-end text:id="IMark94391693073256"/><text:toc-mark-end text:id="IMark94391681085720"/><text:toc-mark-end text:id="IMark94391685404408"/><text:toc-mark-end text:id="IMark94391692681704"/><text:toc-mark-end text:id="IMark94391695249224"/><text:alphabetical-index-mark-end text:id="IMark94391676562760"/><text:alphabetical-index-mark-start text:id="IMark94391676562760"/><text:toc-mark-start text:id="IMark94391695249224" text:outline-level="5"/><text:toc-mark-start text:id="IMark94391692681704" text:outline-level="5"/><text:toc-mark-start text:id="IMark94391685404408" text:outline-level="5"/><text:toc-mark-start text:id="IMark94391681085720" text:outline-level="1"/><text:toc-mark-start text:id="IMark94391693073256" text:outline-level="1"/><text:toc-mark-start text:id="IMark94391694230696" text:outline-level="5"/><text:toc-mark-start text:id="IMark94391681035864" text:outline-level="5"/><text:alphabetical-index-mark-start text:id="IMark94391683682232"/><text:alphabetical-index-mark-start text:id="IMark94391692415304"/><text:span text:style-name="T31"/></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Sommaire</text:p>
          </text:index-title>
          <text:p text:style-name="P46"><text:span text:style-name="T35">I) </text:span>Introduction :<text:tab/>3</text:p>
          <text:p text:style-name="P46"/>
          <text:p text:style-name="P46"><text:span text:style-name="T35">II) Explication du problème et méthode de résolution</text:span> :<text:tab/>3</text:p>
          <text:p text:style-name="P50"><text:span text:style-name="T35">II.1) Qu’est-ce que la méthode NEAT ?</text:span> :<text:tab/>5</text:p>
          <text:p text:style-name="P49"><text:span text:style-name="T35">II.2) Comment se déroule une génération ? </text:span>:<text:tab/>5</text:p>
          <text:p text:style-name="P49"/>
          <text:p text:style-name="P47"><text:span text:style-name="T35">III) Quels problèmes avons-nous rencontré ?</text:span> :<text:tab/><text:span text:style-name="T36">6</text:span></text:p>
          <text:p text:style-name="P47"/>
          <text:p text:style-name="P47"><text:span text:style-name="T35">IV) Conclusion</text:span> :<text:tab/><text:span text:style-name="T36">6</text:span></text:p>
          <text:p text:style-name="P47"/>
          <text:p text:style-name="P47"><text:span text:style-name="T36">V) Annexe</text:span> :<text:tab/><text:span text:style-name="T36">7</text:span></text:p>
        </text:index-body>
      </text:table-of-content>
      <text:p text:style-name="P14"><text:toc-mark-end text:id="IMark94391671449416"/><text:toc-mark-end text:id="IMark94391681035864"/><text:toc-mark-end text:id="IMark94391693651224"/><text:toc-mark-end text:id="IMark94391685535048"/><text:toc-mark-end text:id="IMark94391694230696"/><text:alphabetical-index-mark-end text:id="IMark94391692235592"/><text:toc-mark-end text:id="IMark94391684133144"/><text:toc-mark-end text:id="IMark94391692807288"/><text:alphabetical-index-mark-end text:id="IMark94391684287272"/><text:alphabetical-index-mark-end text:id="IMark94391694201832"/><text:alphabetical-index-mark-start text:id="IMark94391694201832"/><text:alphabetical-index-mark-start text:id="IMark94391684287272"/><text:toc-mark-start text:id="IMark94391692807288" text:outline-level="1"/><text:toc-mark-start text:id="IMark94391684133144" text:outline-level="5"/><text:alphabetical-index-mark-start text:id="IMark94391692235592"/><text:toc-mark-start text:id="IMark94391694230696" text:outline-level="5"/><text:toc-mark-start text:id="IMark94391685535048" text:outline-level="5"/><text:toc-mark-start text:id="IMark94391693651224" text:outline-level="5"/><text:toc-mark-start text:id="IMark94391681035864" text:outline-level="5"/><text:toc-mark-start text:id="IMark94391671449416" text:outline-level="1"/><text:span text:style-name="T31"/></text:p>
      <text:p text:style-name="P14"><text:toc-mark-end text:id="IMark94391685663592"/><text:alphabetical-index-mark-end text:id="IMark94391691955016"/><text:toc-mark-end text:id="IMark94391695296984"/><text:toc-mark-end text:id="IMark94391695027160"/><text:alphabetical-index-mark-end text:id="IMark94391678360216"/><text:toc-mark-end text:id="IMark94391685535048"/><text:toc-mark-end text:id="IMark94391671449416"/><text:alphabetical-index-mark-end text:id="IMark94391689286552"/><text:toc-mark-end text:id="IMark94391689292872"/><text:toc-mark-end text:id="IMark94391694445480"/><text:toc-mark-start text:id="IMark94391694445480" text:outline-level="5"/><text:toc-mark-start text:id="IMark94391689292872" text:outline-level="5"/><text:alphabetical-index-mark-start text:id="IMark94391689286552"/><text:toc-mark-start text:id="IMark94391671449416" text:outline-level="5"/><text:toc-mark-start text:id="IMark94391685535048" text:outline-level="5"/><text:alphabetical-index-mark-start text:id="IMark94391678360216"/><text:toc-mark-start text:id="IMark94391695027160" text:outline-level="5"/><text:toc-mark-start text:id="IMark94391695296984" text:outline-level="1"/><text:alphabetical-index-mark-start text:id="IMark94391691955016"/><text:toc-mark-start text:id="IMark94391685663592" text:outline-level="1"/><text:span text:style-name="T31"/></text:p>
      <text:p text:style-name="P14"><text:toc-mark-end text:id="IMark94391681035864"/><text:toc-mark-end text:id="IMark94391678360072"/><text:toc-mark-end text:id="IMark94391694256536"/><text:toc-mark-end text:id="IMark94391691955016"/><text:alphabetical-index-mark-end text:id="IMark94391693073256"/><text:toc-mark-end text:id="IMark94391685535048"/><text:alphabetical-index-mark-end text:id="IMark94391681056120"/><text:alphabetical-index-mark-end text:id="IMark94391689286552"/><text:toc-mark-end text:id="IMark94391692642120"/><text:toc-mark-end text:id="IMark94391688824952"/><text:toc-mark-start text:id="IMark94391688824952" text:outline-level="5"/><text:toc-mark-start text:id="IMark94391692642120" text:outline-level="5"/><text:alphabetical-index-mark-start text:id="IMark94391689286552"/><text:alphabetical-index-mark-start text:id="IMark94391681056120"/><text:toc-mark-start text:id="IMark94391685535048" text:outline-level="5"/><text:alphabetical-index-mark-start text:id="IMark94391693073256"/><text:toc-mark-start text:id="IMark94391691955016" text:outline-level="5"/><text:toc-mark-start text:id="IMark94391694256536" text:outline-level="1"/><text:toc-mark-start text:id="IMark94391678360072" text:outline-level="5"/><text:toc-mark-start text:id="IMark94391681035864" text:outline-level="1"/><text:span text:style-name="T31"/></text:p>
      <text:p text:style-name="P14"><text:toc-mark-end text:id="IMark94391695296984"/><text:toc-mark-end text:id="IMark94391683817320"/><text:toc-mark-end text:id="IMark94391692415304"/><text:alphabetical-index-mark-end text:id="IMark94391681035864"/><text:toc-mark-end text:id="IMark94391688256328"/><text:toc-mark-end text:id="IMark94391691955016"/><text:toc-mark-end text:id="IMark94391681056120"/><text:alphabetical-index-mark-end text:id="IMark94391693823336"/><text:toc-mark-end text:id="IMark94391686551336"/><text:alphabetical-index-mark-end text:id="IMark94391686916936"/><text:alphabetical-index-mark-start text:id="IMark94391686916936"/><text:toc-mark-start text:id="IMark94391686551336" text:outline-level="1"/><text:alphabetical-index-mark-start text:id="IMark94391693823336"/><text:toc-mark-start text:id="IMark94391681056120" text:outline-level="5"/><text:toc-mark-start text:id="IMark94391691955016" text:outline-level="1"/><text:toc-mark-start text:id="IMark94391688256328" text:outline-level="5"/><text:alphabetical-index-mark-start text:id="IMark94391681035864"/><text:toc-mark-start text:id="IMark94391692415304" text:outline-level="5"/><text:toc-mark-start text:id="IMark94391683817320" text:outline-level="5"/><text:toc-mark-start text:id="IMark94391695296984" text:outline-level="5"/><text:span text:style-name="T31"/></text:p>
      <text:p text:style-name="P14"><text:toc-mark-end text:id="IMark94391694256536"/><text:toc-mark-end text:id="IMark94391688256424"/><text:alphabetical-index-mark-end text:id="IMark94391686933976"/><text:toc-mark-end text:id="IMark94391695296984"/><text:toc-mark-end text:id="IMark94391686551336"/><text:alphabetical-index-mark-end text:id="IMark94391688256328"/><text:toc-mark-end text:id="IMark94391692415304"/><text:alphabetical-index-mark-end text:id="IMark94391689286552"/><text:toc-mark-end text:id="IMark94391686551480"/><text:toc-mark-end text:id="IMark94391691656456"/><text:toc-mark-start text:id="IMark94391691656456" text:outline-level="5"/><text:toc-mark-start text:id="IMark94391686551480" text:outline-level="1"/><text:alphabetical-index-mark-start text:id="IMark94391689286552"/><text:toc-mark-start text:id="IMark94391692415304" text:outline-level="5"/><text:alphabetical-index-mark-start text:id="IMark94391688256328"/><text:toc-mark-start text:id="IMark94391686551336" text:outline-level="1"/><text:toc-mark-start text:id="IMark94391695296984" text:outline-level="5"/><text:alphabetical-index-mark-start text:id="IMark94391686933976"/><text:toc-mark-start text:id="IMark94391688256424" text:outline-level="5"/><text:toc-mark-start text:id="IMark94391694256536" text:outline-level="5"/><text:span text:style-name="T31"/></text:p>
      <text:p text:style-name="P14"><text:toc-mark-end text:id="IMark94391681035864"/><text:alphabetical-index-mark-end text:id="IMark94391691791928"/><text:toc-mark-end text:id="IMark94391694230696"/><text:toc-mark-end text:id="IMark94391694256536"/><text:alphabetical-index-mark-end text:id="IMark94391684327704"/><text:toc-mark-end text:id="IMark94391695296984"/><text:alphabetical-index-mark-end text:id="IMark94391689286552"/><text:toc-mark-end text:id="IMark94391693073256"/><text:toc-mark-end text:id="IMark94391691542344"/><text:toc-mark-end text:id="IMark94391664282952"/><text:toc-mark-start text:id="IMark94391664282952" text:outline-level="5"/><text:toc-mark-start text:id="IMark94391691542344" text:outline-level="1"/><text:toc-mark-start text:id="IMark94391693073256" text:outline-level="1"/><text:alphabetical-index-mark-start text:id="IMark94391689286552"/><text:toc-mark-start text:id="IMark94391695296984" text:outline-level="5"/><text:alphabetical-index-mark-start text:id="IMark94391684327704"/><text:toc-mark-start text:id="IMark94391694256536" text:outline-level="5"/><text:toc-mark-start text:id="IMark94391694230696" text:outline-level="5"/><text:alphabetical-index-mark-start text:id="IMark94391691791928"/><text:toc-mark-start text:id="IMark94391681035864" text:outline-level="5"/><text:span text:style-name="T31"/></text:p>
      <text:p text:style-name="P14"><text:toc-mark-end text:id="IMark94391684327896"/><text:alphabetical-index-mark-end text:id="IMark94391684327800"/><text:alphabetical-index-mark-end text:id="IMark94391671449416"/><text:toc-mark-end text:id="IMark94391691955016"/><text:toc-mark-end text:id="IMark94391693073256"/><text:alphabetical-index-mark-end text:id="IMark94391684327704"/><text:toc-mark-end text:id="IMark94391694230696"/><text:toc-mark-end text:id="IMark94391689286552"/><text:toc-mark-end text:id="IMark94391695631288"/><text:toc-mark-end text:id="IMark94391692226376"/><text:toc-mark-start text:id="IMark94391692226376" text:outline-level="5"/><text:toc-mark-start text:id="IMark94391695631288" text:outline-level="5"/><text:toc-mark-start text:id="IMark94391689286552" text:outline-level="5"/><text:toc-mark-start text:id="IMark94391694230696" text:outline-level="1"/><text:alphabetical-index-mark-start text:id="IMark94391684327704"/><text:toc-mark-start text:id="IMark94391693073256" text:outline-level="1"/><text:toc-mark-start text:id="IMark94391691955016" text:outline-level="5"/><text:alphabetical-index-mark-start text:id="IMark94391671449416"/><text:alphabetical-index-mark-start text:id="IMark94391684327800"/><text:toc-mark-start text:id="IMark94391684327896" text:outline-level="5"/><text:span text:style-name="T31"/></text:p>
      <text:p text:style-name="P14"><text:toc-mark-end text:id="IMark94391694256536"/><text:toc-mark-end text:id="IMark94391695631192"/><text:toc-mark-end text:id="IMark94391685535048"/><text:toc-mark-end text:id="IMark94391671449416"/><text:alphabetical-index-mark-end text:id="IMark94391681035864"/><text:toc-mark-end text:id="IMark94391693073256"/><text:alphabetical-index-mark-end text:id="IMark94391681085464"/><text:alphabetical-index-mark-end text:id="IMark94391689286552"/><text:toc-mark-end text:id="IMark94391692517272"/><text:toc-mark-end text:id="IMark94391684454728"/><text:toc-mark-start text:id="IMark94391684454728" text:outline-level="5"/><text:toc-mark-start text:id="IMark94391692517272" text:outline-level="5"/><text:alphabetical-index-mark-start text:id="IMark94391689286552"/><text:alphabetical-index-mark-start text:id="IMark94391681085464"/><text:toc-mark-start text:id="IMark94391693073256" text:outline-level="5"/><text:alphabetical-index-mark-start text:id="IMark94391681035864"/><text:toc-mark-start text:id="IMark94391671449416" text:outline-level="1"/><text:toc-mark-start text:id="IMark94391685535048" text:outline-level="5"/><text:toc-mark-start text:id="IMark94391695631192" text:outline-level="1"/><text:toc-mark-start text:id="IMark94391694256536" text:outline-level="5"/><text:span text:style-name="T31"/></text:p>
      <text:p text:style-name="P14"><text:alphabetical-index-mark-end text:id="IMark94391691955016"/><text:toc-mark-end text:id="IMark94391691858504"/><text:toc-mark-end text:id="IMark94391695631096"/><text:toc-mark-end text:id="IMark94391694256536"/><text:toc-mark-end text:id="IMark94391693073256"/><text:alphabetical-index-mark-end text:id="IMark94391671449416"/><text:toc-mark-end text:id="IMark94391681056120"/><text:toc-mark-end text:id="IMark94391689286552"/><text:toc-mark-end text:id="IMark94391693651224"/><text:alphabetical-index-mark-end text:id="IMark94391687116136"/><text:alphabetical-index-mark-start text:id="IMark94391687116136"/><text:toc-mark-start text:id="IMark94391693651224" text:outline-level="5"/><text:toc-mark-start text:id="IMark94391689286552" text:outline-level="5"/><text:toc-mark-start text:id="IMark94391681056120" text:outline-level="1"/><text:alphabetical-index-mark-start text:id="IMark94391671449416"/><text:toc-mark-start text:id="IMark94391693073256" text:outline-level="5"/><text:toc-mark-start text:id="IMark94391694256536" text:outline-level="1"/><text:toc-mark-start text:id="IMark94391695631096" text:outline-level="5"/><text:toc-mark-start text:id="IMark94391691858504" text:outline-level="5"/><text:alphabetical-index-mark-start text:id="IMark94391691955016"/><text:span text:style-name="T31"/></text:p>
      <text:p text:style-name="P14"><text:toc-mark-end text:id="IMark94391685535048"/><text:toc-mark-end text:id="IMark94391687445016"/><text:alphabetical-index-mark-end text:id="IMark94391692415304"/><text:alphabetical-index-mark-end text:id="IMark94391691955016"/><text:alphabetical-index-mark-end text:id="IMark94391671449416"/><text:toc-mark-end text:id="IMark94391695249352"/><text:toc-mark-end text:id="IMark94391689286552"/><text:toc-mark-end text:id="IMark94391693073256"/><text:toc-mark-end text:id="IMark94391686570888"/><text:toc-mark-end text:id="IMark94391691542344"/><text:toc-mark-start text:id="IMark94391691542344" text:outline-level="5"/><text:toc-mark-start text:id="IMark94391686570888" text:outline-level="5"/><text:toc-mark-start text:id="IMark94391693073256" text:outline-level="1"/><text:toc-mark-start text:id="IMark94391689286552" text:outline-level="5"/><text:toc-mark-start text:id="IMark94391695249352" text:outline-level="5"/><text:alphabetical-index-mark-start text:id="IMark94391671449416"/><text:alphabetical-index-mark-start text:id="IMark94391691955016"/><text:alphabetical-index-mark-start text:id="IMark94391692415304"/><text:toc-mark-start text:id="IMark94391687445016" text:outline-level="1"/><text:toc-mark-start text:id="IMark94391685535048" text:outline-level="5"/><text:span text:style-name="T31"/></text:p>
      <text:p text:style-name="P14"><text:toc-mark-end text:id="IMark94391692235592"/><text:toc-mark-end text:id="IMark94391693327096"/><text:toc-mark-end text:id="IMark94391695296984"/><text:alphabetical-index-mark-end text:id="IMark94391685535048"/><text:alphabetical-index-mark-end text:id="IMark94391686563144"/><text:toc-mark-end text:id="IMark94391671449416"/><text:toc-mark-end text:id="IMark94391692415304"/><text:toc-mark-end text:id="IMark94391689286552"/><text:alphabetical-index-mark-end text:id="IMark94391686933912"/><text:toc-mark-end text:id="IMark94391694148488"/><text:toc-mark-start text:id="IMark94391694148488" text:outline-level="5"/><text:alphabetical-index-mark-start text:id="IMark94391686933912"/><text:toc-mark-start text:id="IMark94391689286552" text:outline-level="1"/><text:toc-mark-start text:id="IMark94391692415304" text:outline-level="5"/><text:toc-mark-start text:id="IMark94391671449416" text:outline-level="5"/><text:alphabetical-index-mark-start text:id="IMark94391686563144"/><text:alphabetical-index-mark-start text:id="IMark94391685535048"/><text:toc-mark-start text:id="IMark94391695296984" text:outline-level="5"/><text:toc-mark-start text:id="IMark94391693327096" text:outline-level="1"/><text:toc-mark-start text:id="IMark94391692235592" text:outline-level="5"/><text:span text:style-name="T31"/></text:p>
      <text:p text:style-name="P14"><text:toc-mark-end text:id="IMark94391691955016"/><text:alphabetical-index-mark-end text:id="IMark94391694106472"/><text:toc-mark-end text:id="IMark94391694230696"/><text:toc-mark-end text:id="IMark94391687252040"/><text:alphabetical-index-mark-end text:id="IMark94391692415304"/><text:toc-mark-end text:id="IMark94391686563144"/><text:toc-mark-end text:id="IMark94391695296984"/><text:toc-mark-end text:id="IMark94391691954408"/><text:toc-mark-end text:id="IMark94391689286552"/><text:alphabetical-index-mark-end text:id="IMark94391692433816"/><text:alphabetical-index-mark-start text:id="IMark94391692433816"/><text:toc-mark-start text:id="IMark94391689286552" text:outline-level="5"/><text:toc-mark-start text:id="IMark94391691954408" text:outline-level="1"/><text:toc-mark-start text:id="IMark94391695296984" text:outline-level="5"/><text:toc-mark-start text:id="IMark94391686563144" text:outline-level="5"/><text:alphabetical-index-mark-start text:id="IMark94391692415304"/><text:toc-mark-start text:id="IMark94391687252040" text:outline-level="1"/><text:toc-mark-start text:id="IMark94391694230696" text:outline-level="5"/><text:alphabetical-index-mark-start text:id="IMark94391694106472"/><text:toc-mark-start text:id="IMark94391691955016" text:outline-level="5"/><text:span text:style-name="T31"/></text:p>
      <text:p text:style-name="P14"><text:alphabetical-index-mark-end text:id="IMark94391685535048"/><text:toc-mark-end text:id="IMark94391694705192"/><text:toc-mark-end text:id="IMark94391689292872"/><text:toc-mark-end text:id="IMark94391691955016"/><text:toc-mark-end text:id="IMark94391695296984"/><text:toc-mark-end text:id="IMark94391694230696"/><text:alphabetical-index-mark-end text:id="IMark94391681056120"/><text:toc-mark-end text:id="IMark94391689286552"/><text:toc-mark-end text:id="IMark94391693073256"/><text:alphabetical-index-mark-end text:id="IMark94391684454728"/><text:alphabetical-index-mark-start text:id="IMark94391684454728"/><text:toc-mark-start text:id="IMark94391693073256" text:outline-level="5"/><text:toc-mark-start text:id="IMark94391689286552" text:outline-level="1"/><text:alphabetical-index-mark-start text:id="IMark94391681056120"/><text:toc-mark-start text:id="IMark94391694230696" text:outline-level="5"/><text:toc-mark-start text:id="IMark94391695296984" text:outline-level="5"/><text:toc-mark-start text:id="IMark94391691955016" text:outline-level="5"/><text:toc-mark-start text:id="IMark94391689292872" text:outline-level="5"/><text:toc-mark-start text:id="IMark94391694705192" text:outline-level="1"/><text:alphabetical-index-mark-start text:id="IMark94391685535048"/><text:span text:style-name="T31"/></text:p>
      <text:p text:style-name="P14"><text:toc-mark-end text:id="IMark94391692235592"/><text:toc-mark-end text:id="IMark94391695688408"/><text:alphabetical-index-mark-end text:id="IMark94391694256536"/><text:toc-mark-end text:id="IMark94391671449416"/><text:alphabetical-index-mark-end text:id="IMark94391695296984"/><text:toc-mark-end text:id="IMark94391694008952"/><text:toc-mark-end text:id="IMark94391685290968"/><text:toc-mark-end text:id="IMark94391695249352"/><text:toc-mark-end text:id="IMark94391689286552"/><text:alphabetical-index-mark-end text:id="IMark94391694705432"/><text:alphabetical-index-mark-start text:id="IMark94391694705432"/><text:toc-mark-start text:id="IMark94391689286552" text:outline-level="5"/><text:toc-mark-start text:id="IMark94391695249352" text:outline-level="1"/><text:toc-mark-start text:id="IMark94391685290968" text:outline-level="5"/><text:toc-mark-start text:id="IMark94391694008952" text:outline-level="1"/><text:alphabetical-index-mark-start text:id="IMark94391695296984"/><text:toc-mark-start text:id="IMark94391671449416" text:outline-level="5"/><text:alphabetical-index-mark-start text:id="IMark94391694256536"/><text:toc-mark-start text:id="IMark94391695688408" text:outline-level="5"/><text:toc-mark-start text:id="IMark94391692235592" text:outline-level="5"/><text:span text:style-name="T31"/></text:p>
      <text:p text:style-name="P16"><text:soft-page-break/><text:toc-mark-start text:id="IMark94391694230696" text:outline-level="1"/><text:alphabetical-index-mark-start text:id="IMark94391687100232"/><text:toc-mark-start text:id="IMark94391695066824" text:outline-level="5"/><text:toc-mark-start text:id="IMark94391692415304" text:outline-level="5"/><text:toc-mark-start text:id="IMark94391694705432" text:outline-level="1"/><text:toc-mark-start text:id="IMark94391694008952" text:outline-level="5"/><text:alphabetical-index-mark-start text:id="IMark94391671449416"/><text:toc-mark-start text:id="IMark94391681085464" text:outline-level="5"/><text:toc-mark-start text:id="IMark94391692235592" text:outline-level="5"/><text:alphabetical-index-mark-start text:id="IMark94391692389448"/><text:span text:style-name="T32">I) </text:span><text:span text:style-name="T31">Introduction :</text:span><text:alphabetical-index-mark-end text:id="IMark94391692389448"/><text:toc-mark-end text:id="IMark94391692235592"/><text:toc-mark-end text:id="IMark94391681085464"/><text:alphabetical-index-mark-end text:id="IMark94391671449416"/><text:toc-mark-end text:id="IMark94391694008952"/><text:toc-mark-end text:id="IMark94391694705432"/><text:toc-mark-end text:id="IMark94391692415304"/><text:toc-mark-end text:id="IMark94391695066824"/><text:alphabetical-index-mark-end text:id="IMark94391687100232"/><text:toc-mark-end text:id="IMark94391694230696"/></text:p>
      <text:p text:style-name="P36"/>
      <text:p text:style-name="P28"><text:tab/><text:span text:style-name="T15">Intéressés par le domaine des jeux vidéos et de l’intelligence artificielle, nous avons choisi le sujet AFMR5, qui consiste à implémenter un algorithme évolutionniste. </text:span><text:span text:style-name="T16"><text:s/>C</text:span><text:span text:style-name="T17">omme son nom l'indique, l’algorithme évolutionniste est basé sur le concepts d'évolution. </text:span><text:span text:style-name="T18">En accord avec notre professeur encadrant, </text:span><text:span text:style-name="T20">Mr Meyer,</text:span><text:span text:style-name="T18"> nous avons choisi de modifier un peu le sujet. Nous n’avons pas choisi d</text:span><text:span text:style-name="T19">’apporter de modifications physiques à nos objets au fil des générations </text:span><text:span text:style-name="T21">comme cela nous a été présenté au début du semestre. Les modifications se passent ici directement dans la partie « intelligente » de notre objet, en maximisant les connexions qui offrent un meilleur résultats.</text:span></text:p>
      <text:p text:style-name="P33">Nous avons choisi d’implémenter ici la méthode NEAT, que nous allons détailler dans ce rapport. </text:p>
      <text:p text:style-name="P33"/>
      <text:p text:style-name="P33"/>
      <text:p text:style-name="P15"><text:span text:style-name="T36">II) </text:span>Explication du problème et méthode de résolution :</text:p>
      <text:p text:style-name="P15"/>
      <text:p text:style-name="P29"><text:tab/><text:span text:style-name="T22">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dapt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29"/>
      <text:p text:style-name="P29"><text:tab/><text:span text:style-name="T23">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syntaxe très épurée, qui nous aura permis de gagner beaucoup de temps, et c’était également l’occasion de nous familiariser plus précisément avec un langage que nous n’avions pas utilisé depuis la terminale, le langage C++ étant très majoritairement </text:span><text:soft-page-break/><text:span text:style-name="T23">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30">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30">- <text:span text:style-name="T24">modifications des variables par l’utilisateur (pour connaître le niveau d’influence de chacune, et étudier les variations de comportement)</text:span></text:p>
      <text:p text:style-name="P30"/>
      <text:p text:style-name="P30">- <text:span text:style-name="T24">permettre, après suffisamment de mutations génétiques, aux voitures de faire le tour du circuit sans rencontrer un mur</text:span></text:p>
      <text:p text:style-name="P30"/>
      <text:p text:style-name="P30">- <text:span text:style-name="T24">posséder une physique relativement proche de la réalité au niveau de la voiture et de ses déplacements</text:span></text:p>
      <text:p text:style-name="P30"/>
      <text:p text:style-name="P31">Nous avons donc défini l’architecture de notre projet, pour conserver une structure cohérente et clair dans les fichiers tout au long du projet, toujours dans l’optique de gagner du temps, tout ce qui étant bien fait dès le départ ne nécessitant pas d’être modifié après.</text:p>
      <text:p text:style-name="P31"/>
      <text:p text:style-name="P31">Les choses concrètes arrivaient à grands pas, et nous nous sommes donc réparti dans un premier temps les tâches de la sorte :</text:p>
      <text:p text:style-name="P31"/>
      <text:p text:style-name="P31">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25">de chaque voiture</text:span>, ou le calcul de différence entre deux individus, par exemple).</text:p>
      <text:p text:style-name="P31"/>
      <text:p text:style-name="P32">Nous n’avons pas choisi la méthode préconisée par nos enseignants pour implémenter notre réseau de neurones, mais avons utiliser l’approche NEAT, en nous appuyant sur une courte série de vidéos disponibles sur Youtube, dont les liens sont en annexe. Ces vidéos sont en anglais et réalisées en langage Java, ce qui nous a également permis de <text:soft-page-break/>travailler notre anglais et d’apprendre à nous adapter à des solutions proposées dans des langages que nous ne maîtrisons pas forcément.</text:p>
      <text:p text:style-name="P31"><text:s/></text:p>
      <text:p text:style-name="P31"/>
      <text:p text:style-name="P31"/>
      <text:p text:style-name="P39"><text:span text:style-name="T36">II.1) </text:span>… Et, c’est quoi au juste la méthode NEAT ?</text:p>
      <text:p text:style-name="P19"/>
      <text:p text:style-name="P27">La méthode préconisée par nos enseignants était la suivante : à la fin de chaque générations, on sélectionne les individus les plus performants, que l’on mélange, dans le but de produire des nouveaux individus, obligatoirement performants. </text:p>
      <text:p text:style-name="P27"/>
      <text:p text:style-name="P37"><text:span text:style-name="T1">Nous n’aimions pas cette approche, que nous trouvions beaucoup trop sélective. Nous avons donc choisi la méthode NEAT, pour </text:span><text:span text:style-name="T10">NeuroEvolution of Augmenting Topologies. </text:span><text:span text:style-name="T3">Cette méthode est plus axée sur l’étude du poids des connexions entre les neurones. Au lieu de mélanger automatiquement les individus les plus performants, nous classons à la fin de chaque générations les individus en différentes familles, </text:span><text:span text:style-name="T4">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 </text:span></text:p>
      <text:p text:style-name="P17"><text:span text:style-name="T2">Contrairement à la méthode présentée, la méthode NEAT </text:span><text:span text:style-name="T5">permet de réutiliser les génomes moins performants, au lieu de les supprimer. En effet, une voiture qui n’a pas obtenu un bon score à la fin de sa vie n’a pas forcément tout de mauvais, peut-être que certaines de ses connexions ont un poids qui permettront aux individus les plus performants de progresser dans des générations futures.</text:span></text:p>
      <text:p text:style-name="P17"><text:span text:style-name="T5"/></text:p>
      <text:p text:style-name="P40"><text:span text:style-name="T36">II.2) C</text:span>omment se déroule une génération ?</text:p>
      <text:p text:style-name="P18"><text:span text:style-name="T11"/></text:p>
      <text:p text:style-name="P20"><text:span text:style-name="T11"><text:tab/>Le concept global est assez simple : on lance le programme avec les génomes initialisés, que l’on fait travaillé durant la génération. La génération se termine au moment où toutes les voitures (et donc tous les génomes) sont morts (s’ils ont rencontré un mur ou qu’elles n’ont pas bougé), ou si le temps prédéfini pour la génération est dépassée. A ce moment là, nous calculons le score de chaque voiture en fonction de la distance qu’elle a parcouru, et du temps durant lequel elle est restée en vie. Cela fait, on classe les génomes par famille en fonction des similarités qu’elles présentent </text:span><text:span text:style-name="T13">(la moyenne des poids de connexions, les connexions en excès et le nombre de connexions disjointes). On mélange ensuite les génomes d’une même famille pour obtenir des génomes fils comportant des caractéristiques des deux parents, et donc obtenir des génomes plus performants. La génération suivante est donc prête et se lance, et le processus se répète.</text:span></text:p>
      <text:p text:style-name="P13"><text:soft-page-break/><text:span text:style-name="T33">III) </text:span><text:span text:style-name="T30">Quels problèmes avons nous rencontré ?</text:span></text:p>
      <text:p text:style-name="P11"/>
      <text:p text:style-name="P22"><text:tab/>Le problème majeur que nous avons rencontré est le temps. 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27">utilisations d’un grand nombre de capteurs, ect...</text:span>).</text:p>
      <text:p text:style-name="P23">Il a également fallu que nous nous adaptions au langage Python, avec lequel nous n’étions pas familiers. Nous lui avons découvert une souplesse extraordinaire, qui nous a permis de gagner beaucoup de temps.</text:p>
      <text:p text:style-name="P23"/>
      <text:p text:style-name="P24">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24"/>
      <text:p text:style-name="P25">Un problème majeur dans les algorithmes de ce type, est qu’ils dépendent d’énormément de paramètres et de constantes. Il a été parfois compliqué de trouvé les valeurs optimales pour nos constantes.</text:p>
      <text:p text:style-name="P24"/>
      <text:p text:style-name="P24">Nous n’avons pas réussi, à l’heure à laquelle nous écrivons ce rapport, à produire un algorithme qui progresse <text:span text:style-name="T26">perpétuellement.</text:span> <text:span text:style-name="T26">En effet, </text:span><text:s/><text:span text:style-name="T26">nous n’avons pas réussi à atteindre notre objectif, qui était de d’apprendre aux voitures à faire un tour complet. Dans le meilleur des cas que nous avons pu observer, les voitures les plus performantes arrivaient à parcourir un quart du circuit, avant que le système se mette à stagner sans obtenir la moindre progression sur plusieurs centaines de générations.</text:span></text:p>
      <text:p text:style-name="P24"/>
      <text:p text:style-name="P12"/>
      <text:p text:style-name="P12"/>
      <text:p text:style-name="P12"/>
      <text:p text:style-name="P12"/>
      <text:p text:style-name="P12"/>
      <text:p text:style-name="P12"/>
      <text:p text:style-name="P12"/>
      <text:p text:style-name="P12"/>
      <text:p text:style-name="P12"><text:soft-page-break/><text:span text:style-name="T36">IV) </text:span>Conclusion :</text:p>
      <text:p text:style-name="P12"/>
      <text:p text:style-name="P25"><text:tab/><text:span text:style-name="T28">Ce projet, bien que nous n’ayons pas réussi à le mener à terme, nous a permis d’apprendre énormément de choses en programmation : de nouvelles techniques, un nouveau langage et d’acquérir des connaissances dans un domaine que nous ne connaissions pas : l’intelligence artificielle. Un domaine qui est tout aussi intéressant que complexe, mais très enrichissant pour notre futur. Nous avons donc appris à nous adapter à un problème qui nous était totalement étranger, nous forçant à apprendre par nous-même, avec une aide extérieure relativement moindre. Après toutes ces heures passées à travailler sur notre projet, nous n’avons qu’un seul regret, ne pas avoir réussi à le mener à bien. Nous remercions évidemment notre encadrant, Mr Meyer, pour sa présence et l’aide qu’il a pu nous apporter, et pour son soutien régulier. </text:span></text:p>
      <text:p text:style-name="P21">Bien que très enrichissant, nous avons trouvé ce projet <text:span text:style-name="T29">très </text:span>complexe, car il se trouve être relativement éloigné de ce que nous pouvons traiter à notre niveau en licence. L’intelligence artificielle n’est abordée, à la faculté, qu’en deuxième année de Master. <text:span text:style-name="T34">Bien que nous progressions dans la difficulté, nous regrettons une brève introduction à l’intelligence artificielle plus tôt dans le cursu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text:span text:style-name="T36">V) </text:span>ANNEXE :</text:p>
      <text:p text:style-name="P26"/>
      <text:p text:style-name="P26">Liens vers les vidéos que nous avons utilisé pour mettre en œuvre le système neuronal :</text:p>
      <text:p text:style-name="P26"/>
      <text:p text:style-name="P38"><text:span text:style-name="T7">première vidéo : </text:span><text:a xlink:type="simple" xlink:href="https://www.youtube.com/watch?v=1I1eG-WLLrY" text:style-name="Internet_20_link" text:visited-style-name="Visited_20_Internet_20_Link"><text:span text:style-name="T9">https://www.youtube.com/watch?v=1I1eG-WLLrY</text:span></text:a></text:p>
      <text:p text:style-name="P26"/>
      <text:p text:style-name="P38"><text:span text:style-name="T7">deuxième vidéo : </text:span><text:a xlink:type="simple" xlink:href="https://www.youtube.com/watch?v=mep_1VZOepU" text:style-name="Internet_20_link" text:visited-style-name="Visited_20_Internet_20_Link"><text:span text:style-name="T6">https://www.youtube.com/watch?v=mep_1VZOepU</text:span></text:a></text:p>
      <text:p text:style-name="P26"/>
      <text:p text:style-name="P38"><text:span text:style-name="T7">troisième vidéo : </text:span><text:a xlink:type="simple" xlink:href="https://www.youtube.com/watch?v=PXxRjKNX1uw&amp;t=1349s" text:style-name="Internet_20_link" text:visited-style-name="Visited_20_Internet_20_Link"><text:span text:style-name="T6">https://www.youtube.com/watch?v=PXxRjKNX1uw</text:span></text:a></text:p>
      <text:p text:style-name="P26"/>
      <text:p text:style-name="P9"><text:span text:style-name="T7">u</text:span><text:span text:style-name="T8">n article qui nous a également expliquer pas mal de choses concernant la méthode NEAT : </text:span><text:a xlink:type="simple" xlink:href="http://nn.cs.utexas.edu/downloads/papers/stanley.ec02.pdf" text:style-name="Internet_20_link" text:visited-style-name="Visited_20_Internet_20_Link"><text:span text:style-name="T6">http://nn.cs.utexas.edu/downloads/papers/stanley.ec02.pdf</text:span></text:a></text:p>
      <text:p text:style-name="P9"/>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P3" style:family="paragraph" style:parent-style-name="Standard">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text:p text:style-name="MP3"><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6T10:53:37.095290496</dc:date>
    <meta:editing-duration>PT1H34M40S</meta:editing-duration>
    <meta:editing-cycles>16</meta:editing-cycles>
    <meta:generator>LibreOffice/6.0.7.3$Linux_X86_64 LibreOffice_project/00m0$Build-3</meta:generator>
    <meta:document-statistic meta:table-count="0" meta:image-count="0" meta:object-count="0" meta:page-count="8" meta:paragraph-count="53" meta:word-count="1727" meta:character-count="11001" meta:non-whitespace-character-count="9286"/>
  </office:meta>
</office:document-meta>
</file>